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71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rmas – poligon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rma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rma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nimai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arr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Inse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isco – Outr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isco – Produ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Dominó – comum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Dominó – numerad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parte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parte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parte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parte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circui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- sinai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letrônica – medid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sso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Pesso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overlay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mobíl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contruçõ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banho, cozinh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cozinh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Arquitetura – janelas, port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Diagram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Diagrama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loral – Estúdio !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Faun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Construçõ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Plant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Estátu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Paisage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Cidad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Flor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Terapêutica – Divers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lim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Veícul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Sinaliaçã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Homem azu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Química – Aminoácid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Sinais lógic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Portões lógic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Emoçõ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Set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1 hor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2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3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4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5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6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7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8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9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10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– 11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ógio 12 ho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Pneumático – par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omputadores – Divers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omputadores – Red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omputadores – Equipamentos de red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omputadores – Wi-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Númer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Sinais de perig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Obje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Áf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EU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Austrál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As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América do Su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spas – Europ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Europa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Franç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Regiões da Franç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Sinalizaçã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Canadá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Continen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Oriente Médi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América Cent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Idade méd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Méxic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Antigüidad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Símbol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História –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apas – Mund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cor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raçõ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Bandei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úsica – Instrumen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Música – Partitur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Pictogramas especiai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Fest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Comidas e Bebida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Human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Objet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Fotos – Espaç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Vfotos – Viagem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Logos do OpenOffice.org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Religiã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Contruçõ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t-BR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30">30/09/2007</text:date>, <text:time>12:55:2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6-20T13:52:15</meta:creation-date>
    <dc:creator>Wanderson Silva</dc:creator>
    <dc:date>2007-09-30T12:55:29</dc:date>
    <dc:language>en-US</dc:language>
    <meta:editing-cycles>9</meta:editing-cycles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